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5c965"/>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style:style>
    <style:style style:name="P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101f60"/>
    </style:style>
    <style:style style:name="P1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officeooo:paragraph-rsid="0015c965"/>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cc1fd" officeooo:paragraph-rsid="000cc1fd"/>
    </style:style>
    <style:style style:name="P1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db25f" officeooo:paragraph-rsid="000db25f"/>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officeooo:rsid="001a4e07" officeooo:paragraph-rsid="001a4e07"/>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paragraph-rsid="0015c965"/>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9" style:family="paragraph" style:parent-style-name="Text_20_body">
      <style:paragraph-properties fo:text-align="justify" style:justify-single-word="false"/>
    </style:style>
    <style:style style:name="P60" style:family="paragraph" style:parent-style-name="Text_20_body">
      <loext:graphic-properties draw:fill="solid" draw:fill-color="#eeeeee" draw:opacity="100%"/>
      <style:paragraph-properties fo:background-color="#eeeeee"/>
    </style:style>
    <style:style style:name="P61" style:family="paragraph" style:parent-style-name="Text_20_body">
      <loext:graphic-properties draw:fill="solid" draw:fill-color="#eeeeee" draw:opacity="100%"/>
      <style:paragraph-properties fo:background-color="#eeeeee"/>
      <style:text-properties fo:language="ru" fo:country="RU"/>
    </style:style>
    <style:style style:name="P6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3" style:family="paragraph" style:parent-style-name="Text_20_body">
      <loext:graphic-properties draw:fill="solid" draw:fill-color="#eeeeee" draw:opacity="100%"/>
      <style:paragraph-properties fo:background-color="#eeeeee"/>
      <style:text-properties fo:color="#ff6600" fo:language="ru" fo:country="RU"/>
    </style:style>
    <style:style style:name="P64" style:family="paragraph" style:parent-style-name="First_20_line_20_indent">
      <loext:graphic-properties draw:fill="solid" draw:fill-color="#eeeeee" draw:opacity="100%"/>
      <style:paragraph-properties fo:background-color="#eeeeee"/>
      <style:text-properties fo:language="ru" fo:country="RU"/>
    </style:style>
    <style:style style:name="P6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6" style:family="paragraph" style:parent-style-name="Text_20_body">
      <style:paragraph-properties fo:margin-left="0in" fo:margin-right="0in" fo:text-align="justify" style:justify-single-word="false" fo:text-indent="0in" style:auto-text-indent="false"/>
    </style:style>
    <style:style style:name="P67" style:family="paragraph" style:parent-style-name="Text_20_body">
      <style:paragraph-properties fo:margin-left="0in" fo:margin-right="0in" fo:text-align="justify" style:justify-single-word="false" fo:text-indent="0in" style:auto-text-indent="false"/>
      <style:text-properties fo:color="#800000"/>
    </style:style>
    <style:style style:name="P68" style:family="paragraph" style:parent-style-name="Text_20_body">
      <style:paragraph-properties fo:margin-left="0in" fo:margin-right="0in" fo:text-align="center" style:justify-single-word="false" fo:text-indent="0in" style:auto-text-indent="false"/>
    </style:style>
    <style:style style:name="P6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7" style:family="paragraph" style:parent-style-name="Footnote">
      <style:text-properties fo:language="en" fo:country="US"/>
    </style:style>
    <style:style style:name="P78" style:family="paragraph" style:parent-style-name="Footnote">
      <style:text-properties fo:language="ru" fo:country="RU"/>
    </style:style>
    <style:style style:name="P7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6" style:family="paragraph" style:parent-style-name="Text_20_body" style:list-style-name="L1">
      <style:paragraph-properties fo:text-align="justify" style:justify-single-word="false"/>
    </style:style>
    <style:style style:name="P87" style:family="paragraph" style:parent-style-name="Text_20_body" style:list-style-name="L1">
      <style:paragraph-properties fo:text-align="justify" style:justify-single-word="false"/>
      <style:text-properties fo:language="ru" fo:country="RU"/>
    </style:style>
    <style:style style:name="P88" style:family="paragraph" style:parent-style-name="Text_20_body" style:list-style-name="L2">
      <style:paragraph-properties fo:text-align="justify" style:justify-single-word="false"/>
      <style:text-properties fo:language="ru" fo:country="RU"/>
    </style:style>
    <style:style style:name="P89" style:family="paragraph" style:parent-style-name="Text_20_body" style:list-style-name="L3">
      <style:text-properties fo:language="ru" fo:country="RU"/>
    </style:style>
    <style:style style:name="P9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91"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language="ru" fo:country="RU" officeooo:rsid="00113956" officeooo:paragraph-rsid="001da5d8"/>
    </style:style>
    <style:style style:name="P93" style:family="paragraph" style:parent-style-name="Text_20_body">
      <style:paragraph-properties fo:margin-left="0in" fo:margin-right="0in" fo:text-align="justify" style:justify-single-word="false" fo:text-indent="0.1965in" style:auto-text-indent="false"/>
      <style:text-properties fo:language="ru" fo:country="RU" officeooo:rsid="001da5d8" officeooo:paragraph-rsid="001da5d8"/>
    </style:style>
    <style:style style:name="P9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Heading_20_1">
      <loext:graphic-properties draw:fill="solid" draw:fill-color="#eeeeee" draw:opacity="100%"/>
      <style:paragraph-properties fo:background-color="#eeeeee"/>
    </style:style>
    <style:style style:name="P99" style:family="paragraph" style:parent-style-name="Heading_20_1">
      <style:paragraph-properties fo:margin-left="0in" fo:margin-right="0in" fo:text-align="center" style:justify-single-word="false" fo:text-indent="0.1965in" style:auto-text-indent="false"/>
    </style:style>
    <style:style style:name="P100" style:family="paragraph" style:parent-style-name="Heading_20_2">
      <loext:graphic-properties draw:fill="solid" draw:fill-color="#eeeeee" draw:opacity="100%"/>
      <style:paragraph-properties fo:background-color="#eeeeee"/>
    </style:style>
    <style:style style:name="P101" style:family="paragraph" style:parent-style-name="Heading_20_2">
      <loext:graphic-properties draw:fill="solid" draw:fill-color="#eeeeee" draw:opacity="100%"/>
      <style:paragraph-properties fo:background-color="#eeeeee"/>
      <style:text-properties fo:language="ru" fo:country="RU"/>
    </style:style>
    <style:style style:name="P10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ru" fo:country="RU" officeooo:rsid="00189098"/>
    </style:style>
    <style:style style:name="T11" style:family="text">
      <style:text-properties fo:color="#800000" fo:language="en" fo:country="US"/>
    </style:style>
    <style:style style:name="T12" style:family="text">
      <style:text-properties fo:color="#ff6600"/>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style:style style:name="T21" style:family="text">
      <style:text-properties officeooo:rsid="000c1b05"/>
    </style:style>
    <style:style style:name="T22" style:family="text">
      <style:text-properties officeooo:rsid="000cc1fd"/>
    </style:style>
    <style:style style:name="T23" style:family="text">
      <style:text-properties officeooo:rsid="000db25f"/>
    </style:style>
    <style:style style:name="T24" style:family="text">
      <style:text-properties officeooo:rsid="000ead2b"/>
    </style:style>
    <style:style style:name="T25" style:family="text">
      <style:text-properties officeooo:rsid="00101f60"/>
    </style:style>
    <style:style style:name="T26" style:family="text">
      <style:text-properties officeooo:rsid="001881d5"/>
    </style:style>
    <style:style style:name="T27" style:family="text">
      <style:text-properties officeooo:rsid="001bc3bf"/>
    </style:style>
    <style:style style:name="T28" style:family="text">
      <style:text-properties officeooo:rsid="001da5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1"/>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64576021378517172" text:style-name="L1">
        <text:list-item>
          <text:p text:style-name="P86">добавить детектив <text:span text:style-name="T1">(реализовано)</text:span>+ магические уроки/трактаты Старсвирла</text:p>
        </text:list-item>
        <text:list-item>
          <text:p text:style-name="P87">Терра несколько раз пытается убить Макса (один раз — в аквапарке). Несколько раз Макса спасает Селестия (даёт приказы Нексусу)</text:p>
        </text:list-item>
        <text:list-item>
          <text:p text:style-name="P87">Книги:</text:p>
        </text:list-item>
      </text:list>
      <text:list xml:id="list7061535066788722052" text:style-name="L2">
        <text:list-item>
          <text:p text:style-name="P88">«Великие грифоны прошлого» - из канона (5<text:span text:style-name="T3">s8e)</text:span></text:p>
        </text:list-item>
        <text:list-item>
          <text:p text:style-name="P88">«Высшие заклинания в повседневном использовании: от песчинки до дворца»</text:p>
        </text:list-item>
        <text:list-item>
          <text:p text:style-name="P88">«Малоизвестные аспекты магии трансформаций»</text:p>
        </text:list-item>
        <text:list-item>
          <text:p text:style-name="P8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8">Дасти Вейфарер «Зебрианская культура, быт и фольклор»</text:p>
        </text:list-item>
        <text:list-item>
          <text:p text:style-name="P88">«Краткая история Эквестрии»</text:p>
        </text:list-item>
        <text:list-item>
          <text:p text:style-name="P88">«Шедевры архитектуры Эквестрии» с разделом о Кантерлотском Королевском Дворце</text:p>
        </text:list-item>
        <text:list-item>
          <text:p text:style-name="P88">«Великие дела и великие чары». Страница 893: …</text:p>
        </text:list-item>
        <text:list-item>
          <text:p text:style-name="P88">Трактат Свирла Бородатого “Основы магического искусства” <text:span text:style-name="T3">(</text:span>моё)</text:p>
        </text:list-item>
        <text:list-item>
          <text:p text:style-name="P88">«Природа Проклятий» - обмен</text:p>
        </text:list-item>
        <text:list-item>
          <text:p text:style-name="P88">«Магия для Чайников» - обмен</text:p>
        </text:list-item>
        <text:list-item>
          <text:p text:style-name="P88">«Энциклопедия Арканум» - обмен</text:p>
        </text:list-item>
        <text:list-item>
          <text:p text:style-name="P88"><text:soft-page-break/>«О Гейсах» - обмен</text:p>
        </text:list-item>
        <text:list-item>
          <text:p text:style-name="P88">«Тайны Тайных Наук» - обмен</text:p>
        </text:list-item>
        <text:list-item>
          <text:p text:style-name="P88">«Основы Заклятий» - обмен</text:p>
        </text:list-item>
        <text:list-item>
          <text:p text:style-name="P88">«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1311961361287025111" text:style-name="L3">
        <text:list-item>
          <text:p text:style-name="P8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9">Селестия — переменчивая пони. В одно время не строгая, а в другое может быть такой, что страшно становится</text:p>
        </text:list-item>
        <text:list-item>
          <text:p text:style-name="P8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9">Около 820-ти лет назад будущий маг Лайтнинг Стар поступил на обучение к наставнику Тииспоту</text:p>
        </text:list-item>
        <text:list-item>
          <text:p text:style-name="P8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9">У Селестии грива и хвост развеваются и переливаются от магического шампуня</text:p>
        </text:list-item>
        <text:list-item>
          <text:p text:style-name="P89">Тело Селестии очень крепкое — может выдержать несколько тонн земли</text:p>
        </text:list-item>
        <text:list-item>
          <text:p text:style-name="P89">Дискорд намного старше принцесс, его магия сильнее ихней на голову</text:p>
        </text:list-item>
        <text:list-item>
          <text:p text:style-name="P89">Луна младше Селестии на 3 года. Сёстрам около 5000 лет. По другим данным, Селестии около 2500 лет.</text:p>
        </text:list-item>
        <text:list-item>
          <text:p text:style-name="P89">Принцессы начали войну с Дискордом в возрасте, когда им было около 700 лет — и продолжалась война почти сто лет</text:p>
        </text:list-item>
        <text:list-item>
          <text:p text:style-name="P89">Самый главный враг сестёр и Дискорда — скука</text:p>
        </text:list-item>
        <text:list-item>
          <text:p text:style-name="P89">В Эквестрии на одного жеребца приходится четыре - пять кобыл</text:p>
        </text:list-item>
        <text:list-item>
          <text:p text:style-name="P8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9">Селестия в первые полторы тысячи лет путешествовала — и заварила несколько войн (две — с Эквестрией, в одной была против Луны)</text:p>
        </text:list-item>
        <text:list-item>
          <text:p text:style-name="P89"><text:soft-page-break/>Настоящий цвет гривы Селестии — клубнично-розовая. Радужный цвет гривы и хвоста поддерживается магией</text:p>
        </text:list-item>
        <text:list-item>
          <text:p text:style-name="P89">Кроме Дискорда, старше сестёр ещё старейшина драконов</text:p>
        </text:list-item>
        <text:list-item>
          <text:p text:style-name="P89">Кэйденс не прожила и 60-ти лет и является низкорожденной</text:p>
        </text:list-item>
        <text:list-item>
          <text:p text:style-name="P8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9">Народ тихо фигел от нововведений и с ещё большим ожесточением продолжал делать по-своему</text:p>
        </text:list-item>
        <text:list-item>
          <text:p text:style-name="P8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9">Когда пони женятся, они обмениваются ножными браслетами</text:p>
        </text:list-item>
        <text:list-item>
          <text:p text:style-name="P89">Светилами, кроме сестёр, могут управлять единороги (группы), Дискорд, Твайлайт и Старсвирл</text:p>
        </text:list-item>
        <text:list-item>
          <text:p text:style-name="P89">Королева Кризалис — правительница Зелёной Долины</text:p>
        </text:list-item>
        <text:list-item>
          <text:p text:style-name="P89">Мать Луны и Селестии — аликорн Лорен. Мать Дискорда — Алиса (пони-человек)</text:p>
        </text:list-item>
        <text:list-item>
          <text:p text:style-name="P8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9">Искусственный интеллект. Создан Владом и Максом. Разработан для управления корпорациями.</text:p>
      <text:h text:style-name="Heading_20_3" text:outline-level="3">Селестия</text:h>
      <text:p text:style-name="P5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9">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6">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66">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Heading_20_2" text:outline-level="2">Терра</text:h>
      <text:p text:style-name="P28">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8"><text:soft-page-break/></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12">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4">– Макс, не беспокойся, охрана уже в курсе. Тебе выдадут временный.</text:p>
      <text:p text:style-name="P14">–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4">–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7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7">Team lead — г<text:span text:style-name="T1">лавный программист команды, работающей над проектом</text:span></text:p></text:note-body></text:note> проекта ушёл в запой, семь лет работы в жопу?</text:p>
      <text:p text:style-name="P12">Блядь!</text:p>
      <text:p text:style-name="P7">– Ладно, <text:span text:style-name="T3">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oft-page-break/>В уголке <text:span text:style-name="T3">RnD-</text:span><text:span text:style-name="T1">зоны</text:span><text:span text:style-name="T1"><text:note text:id="ftn3" text:note-class="footnote"><text:note-citation>3</text:note-citation><text:note-body><text:p text:style-name="P7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23"/>
      <text:p text:style-name="P40"><text:span text:style-name="T3">&gt;\</text:span>Привет, Нексус. Это Макс.</text:p>
      <text:p text:style-name="P40"><text:span text:style-name="T3">&lt;\</text:span>Привет Макс. <text:span text:style-name="T1">Рад тебя видеть. Где ты отсутствовал три дня?</text:span></text:p>
      <text:p text:style-name="P40"><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26"/>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40"><text:span text:style-name="T3">&gt;\</text:span>Как называется наш проект?</text:p>
      <text:p text:style-name="P40"><text:span text:style-name="T3">&lt;\</text:span>Дайсон.</text:p>
      <text:p text:style-name="P40"><text:span text:style-name="T3">&gt;\</text:span>Сколько тебе лет?</text:p>
      <text:p text:style-name="P40"><text:span text:style-name="T3">&lt;\</text:span>Два года с начала запуска кластера.</text:p>
      <text:p text:style-name="P40"><text:span text:style-name="T3">&gt;\</text:span>Какой сейчас год?</text:p>
      <text:p text:style-name="P40"><text:span text:style-name="T3">&gt;\</text:span>202<text:span text:style-name="T1">6</text:span>-й.</text:p>
      <text:p text:style-name="P27"/>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40"><text:span text:style-name="T3">&gt;\</text:span>Нексус, отключи память <text:span text:style-name="T1">заданий</text:span> за последнюю неделю.</text:p>
      <text:p text:style-name="P40"><text:span text:style-name="T3">&lt;\</text:span>Выполнено.</text:p>
      <text:p text:style-name="P40"><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0"><text:span text:style-name="T3">&lt;\</text:span><text:span text:style-name="T1">Тебя понял. Читаю задачу...</text:span></text:p>
      <text:p text:style-name="P4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1"><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41">Ограничени<text:span text:style-name="T1">е 2: решение должно находиться в правовых рамках уголовного и административного кодекса.</text:span></text:p>
      <text:p text:style-name="P41">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1"><text:span text:style-name="T3">&lt;\</text:span><text:span text:style-name="T1">Выполняю задачу</text:span>...</text:p>
      <text:p text:style-name="P41"><text:span text:style-name="T3">&lt;\</text:span>...</text:p>
      <text:p text:style-name="P41"><text:span text:style-name="T3">&lt;\</text:span>Решение:</text:p>
      <text:p text:style-name="P41"><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1"><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7">Подробный план действий по дням приведен в файле «Война корпораций_A_06.09.2026_23<text:span text:style-name="T3">:47.bmf»</text:span></text:p>
      <text:p text:style-name="P26"/>
      <text:p text:style-name="P35">&lt;<text:span text:style-name="T1">как-то говённо. Улучшить</text:span>&gt;</text:p>
      <text:p text:style-name="P38">Хм, не понял? Ч<text:span text:style-name="T1">ё</text:span> за хрень?</text:p>
      <text:p text:style-name="P38"/>
      <text:p text:style-name="P40"><text:span text:style-name="T3">&gt;</text:span>\Нексус, почему ты используешь жёсткие настройки <text:span text:style-name="T1">для решения задачи</text:span>?</text:p>
      <text:p text:style-name="P40"><text:span text:style-name="T3">&lt;\</text:span>Настройки правильные, <text:span text:style-name="T1">Макс</text:span>.</text:p>
      <text:p text:style-name="P27"/>
      <text:p text:style-name="P38">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23"/>
      <text:p text:style-name="P40"><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27"/>
      <text:p text:style-name="P38">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8">Ага, уже теплее.</text:p>
      <text:p text:style-name="P38"/>
      <text:p text:style-name="P40"><text:span text:style-name="T3">&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3">–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5">– Но эти установки работают не в тестовом кластере, а на продакшене.</text:p>
      <text:p text:style-name="P15">–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3">.</text:span></text:p>
      <text:p text:style-name="P44">Гудки.</text:p>
      <text:p text:style-name="P38"><text:span text:style-name="T1">У</text:span>ходя попрощался с охранником, <text:span text:style-name="T1">увлечённо исследующим тему педофилии</text:span>.</text:p>
      <text:p text:style-name="P38">Всё, свободен. Хотя <text:s/><text:span text:style-name="T1">воскресенье</text:span> уже испорчен<text:span text:style-name="T1">о</text:span>.</text:p>
      <text:p text:style-name="P68">***</text:p>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text:soft-page-break/>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ат!</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6">***</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7">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5">***</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7">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7">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26">Дом</text:span> <text:span text:style-name="T26">принцесс</text:span></text:h>
      <text:p text:style-name="P30">Музыка быстрая, тревожная, надорваная и печальная</text:p>
      <text:p text:style-name="P30"/>
      <text:p text:style-name="P6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text:span><text:span text:style-name="T10">Подземель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1">&lt;</text:span><text:span text:style-name="T9">аликорн?</text:span><text:span text:style-name="T11">&gt;</text:span><text:span text:style-name="T8">. </text:span><text:span text:style-name="T9">– Может статься, наши усилия не напрасны</text:span><text:span text:style-name="T11">!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7">&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ё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15">упер</text:span>…</text:p>
      <text:p text:style-name="P7"><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7">Тут м<text:span text:style-name="T3">еня, </text:span>наконец,<text:span text:style-name="T3"> стошнило. Буквально вывернуло наизнанку: из носа текло, в глазах стояли слёзы. </text:span></text:p>
      <text:p text:style-name="P7"><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21">Я смутился и потянулся за платком.</text:p>
      <text:p text:style-name="P21">– Я это… Извиняюсь. Сейчас вытру.</text:p>
      <text:p text:style-name="P7"><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2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7">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78"><text:line-break/>В чаще тёмной волки воют,<text:line-break/>Спи. Усни.<text:line-break/>В мрачном замке духи ноют,<text:line-break/>Спи. Усни.</text:p><text:p text:style-name="P78"/><text:p text:style-name="P78"><text:tab/>Сказки вечность нам читает,<text:line-break/>Спи. Усни.<text:line-break/>День осенний угасает,<text:line-break/>Спи. Усни.<text:line-break/><text:line-break/>Помни только в сне глубоком,</text:p><text:p text:style-name="P78"><text:tab/>В сне прекрасном и далёком,<text:line-break/>Если слышишь зов сестры —</text:p><text:p text:style-name="P78"><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7">–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7">– <text:s/>Почему ты называешь замок домом?</text:p>
      <text:p text:style-name="P7">–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21">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text:span text:style-name="T21">ломились</text:span>.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8">сухо</text:span>.</text:p>
      <text:p text:style-name="P7">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text:span text:style-name="T21">стал отходить</text:span> от платформы. Я сжался в ожидании, что меня прижмёт к колючкам, торчащим между спиц <text:span text:style-name="T21">колеса</text:span>.</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text:span text:style-name="T21">и согнув </text:span>задние ноги и помогая себе крыльями, она балансировала на пологой поверхности, не давая нам упасть. </text:p>
      <text:p text:style-name="P7">Пегасы <text:span text:style-name="T21">тем временем упорно </text:span>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text:span text:style-name="T21">из передней пары</text:span>,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9">Луна застыла, глядя немигающими глазами на пегаса. <text:span text:style-name="T22">П</text:span>отом <text:span text:style-name="T22">она, не разжимая зубов, издала нечто, похожее одновременно на тонкий вой и ржание.</text:span></text:p>
      <text:p text:style-name="P9"><text:s/>Колесница теряла высоту. Л<text:span text:style-name="T22">оза, неотвратимо</text:span> преодолевая отчаянное сопротивление пегаса, тянула его вниз, а вместе с ним и весь экипаж. В <text:span text:style-name="T22">болотной жиже прямо под платформой началось интенсивное бурление</text:span>. <text:span text:style-name="T22">Вверх по натянутой лиане поползли толстые гладкие щупальца.</text:span></text:p>
      <text:p text:style-name="P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text:span text:style-name="T22">платформы</text:span>, он сложил крылья и камнем рухнул вниз.</text:p>
      <text:p text:style-name="P18"><text:soft-page-break/>Одновременно раздался громкий треск и <text:span text:style-name="T23">пол выровнялся</text:span></text:p>
      <text:p text:style-name="P9">– Кимеринн!!! <text:s/>– <text:s/><text:span text:style-name="T22">закричала </text:span>Луна, <text:span text:style-name="T22">выплюнув воротник моей куртки.</text:span></text:p>
      <text:p text:style-name="P9">Колесо с куском оси, намертво <text:span text:style-name="T23">оплетенное</text:span> лианой, догоняло стремительно уходящего вниз пегаса. Освобождённ<text:span text:style-name="T24">ый</text:span> <text:span text:style-name="T24">экипаж</text:span>, дёрнувшись, стал набирать высоту.</text:p>
      <text:p text:style-name="P19">Луна, сложив крылья, прыгнула головой вниз с платформы.</text:p>
      <text:p text:style-name="P10">Далеко внизу к теряющей очертания фигурке пегаса потянулись десятки лиан, наконец-то наш<text:span text:style-name="T23">е</text:span>дших лёгкую мишень. <text:span text:style-name="T25">Вскоре его </text:span>фигурка скрылась в тёмных клокочущих водах. Через <text:span text:style-name="T23">мгновение</text:span> <text:span text:style-name="T25">над этим местом пронеслась Луна, уворачиваясь от тянущихся к ней плетей.</text:span></text:p>
      <text:p text:style-name="P92">Мы уже летели над берегом, когда она молча опустилась на платформу и забилась в угол, <text:span text:style-name="T28">опустив голову на пол</text:span>.</text:p>
      <text:p text:style-name="P93">Некоторое время мы летели молча. Потом под низом платформы послышался шорох и возня.</text:p>
      <text:p text:style-name="P92"/>
      <text:p text:style-name="P92"/>
      <text:p text:style-name="P92"/>
      <text:p text:style-name="P92"><text:span text:style-name="T28">Луна опустилась на пол, закрыв голову крыльями</text:span>.</text:p>
      <text:p text:style-name="P20"/>
      <text:p text:style-name="P7"/>
      <text:p text:style-name="P2"><text:span text:style-name="T3">&lt;</text:span><text:span text:style-name="T9">Дискорд не любил Кимеринна, как соперника за обладание Луной., но попытался его спасти и винит себя, что не смог помочь.</text:span><text:span text:style-name="T3">&gt;</text:span></text:p>
      <text:p text:style-name="P2"><text:span text:style-name="T3">&lt;</text:span><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text:span text:style-name="T3">&gt;</text:span></text:p>
      <text:p text:style-name="P22"/>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oft-page-break/><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100" text:outline-level="2">Кантерлот</text:h>
      <text:p text:style-name="P63">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2">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5">“Глава IV. Пределы магии.<text:span text:style-name="T3">”</text:span></text:p>
      <text:p text:style-name="P25">Есть четыре предела магии: </text:p>
      <text:list xml:id="list2548009514647951801" text:style-name="L4">
        <text:list-item>
          <text:p text:style-name="P9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9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9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text:soft-page-break/>этому пределу.</text:p>
        </text:list-item>
        <text:list-item>
          <text:p text:style-name="P9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13"/>
      <text:p text:style-name="P25">Глава V. Основы.</text:p>
      <text:p text:style-name="P25">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5">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2">&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2">&lt;<text:span text:style-name="T8"> - А почему ты смеялась, когда я обблевал тебе копыто?</text:span></text:p>
      <text:p text:style-name="P22"><text:span text:style-name="T8">- Ты стоял тогда такой жалкий, обблёванный, беспомощный, - но всё равно старался помочь мне. Это было так трогательно <text:s/></text:span>&gt;</text:p>
      <text:p text:style-name="P6">***</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oft-page-break/><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2"/>
      <text:h text:style-name="P100" text:outline-level="2">Рассказ Селестии <text:span text:style-name="T8">(“1001 ночь”)</text:span></text:h>
      <text:p text:style-name="P8"/>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6">***</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oft-page-break/><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text:soft-page-break/>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3"><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oft-page-break/><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3"><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100" text:outline-level="2">Рейд пони-рэйнджеров</text:h>
      <text:p text:style-name="P2"/>
      <text:p text:style-name="P31">(леденящий душу триллер, музыка тревожная)</text:p>
      <text:p text:style-name="P8">&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text:soft-page-break/>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6">***</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text:soft-page-break/>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100"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text:soft-page-break/>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text:soft-page-break/>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text:span><text:soft-page-break/><text:span text:style-name="T8">-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text:soft-page-break/>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0" text:outline-level="2">В библиотеке замка Селестии</text:h>
      <text:p text:style-name="P6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36">–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6">– Куда проваливаться? – не понял я</text:p>
      <text:p text:style-name="P36">– Они не знают. В тех провалах не видно дна...</text:p>
      <text:p text:style-name="P2"/>
      <text:h text:style-name="P10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6">***</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2">заклинание равновесия, в описании к которому есть ссылка на заклинание роста </text:span><text:span text:style-name="T13">(вставить шутку в стиле Влада)</text:span><text:span text:style-name="T1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text:soft-page-break/>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oft-page-break/><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2"/>
      <text:p text:style-name="P2"><text:soft-page-break/><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2"/>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10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oft-page-break/><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0" text:outline-level="2">Сон Макса</text:h>
      <text:p text:style-name="P60"/>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33"><text:span text:style-name="T3">–</text:span> Готова, <text:span text:style-name="T3">–</text:span> процедила она.</text:p>
      <text:p text:style-name="P33">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1">—</text:span><text:span text:style-name="T8"> Селестия </text:span><text:span text:style-name="T11">—</text:span><text:span text:style-name="T8"> на кончике главного рога Анакорна</text:span><text:span text:style-name="T3">&gt;</text:span></text:p>
      <text:p text:style-name="P6">***</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oft-page-break/><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100" text:outline-level="2">День с Рэйнбоу Дэш</text:h>
      <text:p text:style-name="P2"/>
      <text:p text:style-name="P2"><text:soft-page-break/>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oft-page-break/><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1">–</text:span><text:span text:style-name="T8"> Пинки? </text:span><text:span text:style-name="T11">–</text:span><text:span text:style-name="T8"> Дэш сморщила нос. </text:span><text:span text:style-name="T11">–</text:span><text:span text:style-name="T8"> Я скажу ей, чтоб больше не </text:span><text:span text:style-name="T11">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1">—</text:span><text:span text:style-name="T8"> элементали. Они воплощают в себе какую-либо сторону чаяний и настроений сообщества пони. Анакорн </text:span><text:span text:style-name="T11">—</text:span><text:span text:style-name="T8"> супераликорн, элементаль всего мира</text:span><text:span text:style-name="T3">&gt;</text:span></text:p>
      <text:p text:style-name="P22"/>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oft-page-break/><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text:soft-page-break/>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100"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1">—</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1">—</text:span><text:span text:style-name="T8"> Селестия. Рэрити </text:span><text:span text:style-name="T11">—</text:span><text:span text:style-name="T8"> без очереди (у неё </text:span><text:span text:style-name="T11">—</text:span><text:span text:style-name="T8"> билет-пропуск от Индрэ).</text:span></text:p>
      <text:p text:style-name="P2"><text:span text:style-name="T8">Рэрити проснулась парнем, т.к. в Эквестрии </text:span><text:span text:style-name="T11">—</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1">—</text:span><text:span text:style-name="T8"> как он был поняхой, а потом проснулся в мире Терры</text:span><text:span text:style-name="T3">&gt;</text:span></text:p>
      <text:p text:style-name="P22"/>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2"/>
      <text:p text:style-name="P2"><text:span text:style-name="T3">&lt;</text:span><text:span text:style-name="T8">обоснование сна для Р/Д. РД видит несколько вариантов историй с Mane6 </text:span><text:span text:style-name="T11">—</text:span><text:span text:style-name="T8"> и с собой + Леро </text:span><text:span text:style-name="T11">—</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33">Пинки дёрнулась на месте, но промолчала.</text:p>
      <text:p text:style-name="P2"><text:span text:style-name="T11">–</text:span><text:span text:style-name="T8"> Я расскажу, - шагнула вперёд радужная пегаска. </text:span><text:span text:style-name="T11">–</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33">...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3">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1">—</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2"/>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10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3"><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3"><text:span text:style-name="T3">–</text:span> А водку у вас принято пить?</text:p>
      <text:p text:style-name="P2"><text:span text:style-name="T11">–</text:span><text:span text:style-name="T8"> Некоторые употребляют. Но правительница Эквестрии, пьющая водку </text:span><text:span text:style-name="T9">—</text:span><text:span text:style-name="T8"> это уже черезчур. </text:span><text:span text:style-name="T11">–</text:span><text:span text:style-name="T8"> Засмеялась Селестия. </text:span><text:span text:style-name="T11">–</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25">“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00" text:outline-level="2">Второй сон РД. Праздник опавших листьев</text:h>
      <text:p text:style-name="P2"/>
      <text:p text:style-name="P2"><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10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100"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6">***</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100"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0" text:outline-level="2">Поиск решения</text:h>
      <text:p text:style-name="P60"/>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2"/>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2"/>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8"> Луна создаёт обратный коридор в срок.</text:span><text:span text:style-name="T3">&gt;</text:span></text:p>
      <text:p text:style-name="P2"/>
      <text:h text:style-name="P10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1">—</text:span><text:span text:style-name="T9"> </text:span><text:span text:style-name="T11">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2"><text:soft-page-break/></text:p>
      <text:p text:style-name="P2"><text:span text:style-name="T3">&lt;</text:span><text:span text:style-name="T8">высоко летать нельзя из-за молний</text:span><text:span text:style-name="T3">&gt;</text:span></text:p>
      <text:p text:style-name="P22"/>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oft-page-break/><text:span text:style-name="T3">&lt;</text:span><text:span text:style-name="T8">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10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25">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oft-page-break/><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2"/>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2"/>
      <text:p text:style-name="P2"><text:s/>Пхе! Денег мне не надо — сам раздобуду. Главное — не уходите далеко от коридора. Ко времени <text:soft-page-break/>перехода я вернусь. Или раньше.</text:p>
      <text:p text:style-name="P2"/>
      <text:h text:style-name="P10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text:soft-page-break/>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0" text:outline-level="2">След?</text:h>
      <text:p text:style-name="P60"/>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2"/>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2"><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0"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8">И Макс вспоминает, что эту же фразу употребляет Нексус</text:span><text:span text:style-name="T3">&gt;</text:span></text:p>
      <text:p text:style-name="P48"/>
      <text:p text:style-name="P5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8"/>
      <text:p text:style-name="P45">Разговор не клеился.</text:p>
      <text:p text:style-name="P4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8"><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8"><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8"><text:span text:style-name="T3">– </text:span>Ну хорошо. Убедила. В конце-концов, можем поступить так. Вы с Флатти вернётесь обратно а я продолжу поиски здесь.</text:p>
      <text:p text:style-name="P48"><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8"><text:span text:style-name="T3">– </text:span>Вы можете связываться со мной раз в месяц по коридору.</text:p>
      <text:p text:style-name="P48"><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8"><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8">Эпплджек недоверчиво хмыкнула.</text:p>
      <text:p text:style-name="P48"><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8"><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48"><text:span text:style-name="T3">– </text:span>Конечно оставаться. Кто ещё, кроме нас, может найти её?</text:p>
      <text:p text:style-name="P48"><text:span text:style-name="T3">– </text:span>Я думал, ты не сможешь оставить Энджела и всех остальных надолго.</text:p>
      <text:p text:style-name="P48"><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4"><text:span text:style-name="T3">– </text:span>Извини, Флаттершай, забылся.</text:p>
      <text:p text:style-name="P54"><text:span text:style-name="T3">– </text:span>Та ладно, я ж не против, – возразила Эпплджек. – Не парься, Флатти. Было б хуже, если б он <text:s/>назвал меня Эпплджек на людях.</text:p>
      <text:p text:style-name="P54"><text:span text:style-name="T3">– </text:span>Ты так... – запнулась Флаттершай. – Так быстро забыла свою ферму. И...</text:p>
      <text:p text:style-name="P5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4"><text:span text:style-name="T3">– </text:span>Как ты можешь так говорить? – расплакалась Флаттершай.</text:p>
      <text:p text:style-name="P54"><text:span text:style-name="T3">– </text:span>Эй, девушки, не ссорьтесь! Мы — одна команда! И надеюсь, останемся ею и в дальнейшем. </text:p>
      <text:list xml:id="list6531197955777068919" text:style-name="L5">
        <text:list-header>
          <text:p text:style-name="P9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4"><text:span text:style-name="T3">– </text:span>А если нет? – Эпплджек смотрела мне мне прямо в глаза.</text:p>
      <text:list xml:id="list114654666428442" text:continue-numbering="true" text:style-name="L5">
        <text:list-header>
          <text:p text:style-name="P94">Я молча пожал плечами. Эпплджек уверенно продолжила.</text:p>
        </text:list-header>
      </text:list>
      <text:p text:style-name="P5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4"><text:span text:style-name="T3">– </text:span>Спасибо, ЭйДжей.</text:p>
      <text:p text:style-name="P5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14654669112791" text:continue-numbering="true" text:style-name="L5">
        <text:list-header>
          <text:p text:style-name="P94">Флаттершай пробормотала нечто, показавшееся мне знакомым.</text:p>
        </text:list-header>
      </text:list>
      <text:p text:style-name="P54"><text:span text:style-name="T3">– </text:span>Флатти, ты что-то сказала? Я не расслышал.</text:p>
      <text:p text:style-name="P54"><text:span text:style-name="T3">– </text:span>Намерение Изменяет Реальность.</text:p>
      <text:p text:style-name="P54"><text:span text:style-name="T3">– </text:span>Эээ. А где ты слышала эту фразу, если не секрет?</text:p>
      <text:p text:style-name="P5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14655283962207" text:continue-numbering="true" text:style-name="L5">
        <text:list-header>
          <text:p text:style-name="P94">У меня как будто вспыхнула лампочка в мозгу. Кирпичики быстро выстраивались в целостную картину. Я ринулся в прихожую.</text:p>
        </text:list-header>
      </text:list>
      <text:p text:style-name="P54"><text:span text:style-name="T3">– </text:span>Флатти, ЭйДжей, буду через час. Ждите!</text:p>
      <text:p text:style-name="P48"/>
      <text:h text:style-name="P101" text:outline-level="2">Почти.</text:h>
      <text:p text:style-name="P61"/>
      <text:p text:style-name="P54">В офисе меня встретил лыбящийся Стас.</text:p>
      <text:p text:style-name="P54">–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54">Я уставился на Стаса и он, захлёбываясь от торопливости, начал <text:span text:style-name="T3">расказывать</text:span>.</text:p>
      <text:p text:style-name="P5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4">– Ты его уничтожил?</text:p>
      <text:p text:style-name="P54">– Кого?</text:p>
      <text:p text:style-name="P54">– Этический модуль. Селестию.</text:p>
      <text:p text:style-name="P5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4">– Ты его уничтожил?</text:p>
      <text:p text:style-name="P5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4">– То есть, на домашнем компьютере Влада модуль работает и дальше?</text:p>
      <text:p text:style-name="P54">– Ага. К нему-то у меня доступа нету. Но в кластер к Нексусу он больше не пролезет.</text:p>
      <text:p text:style-name="P54">– Спасибо, Стас. Ты молодец.</text:p>
      <text:p text:style-name="P54">Ниточка, чуть было не прервавшаяся в офисе, повела в квартиру Влада.</text:p>
      <text:p text:style-name="P54"/>
      <text:h text:style-name="P101" text:outline-level="2">Дискорд</text:h>
      <text:p text:style-name="P60"/>
      <text:p text:style-name="P61">Девушки поспешно собирались, пока я растолковывал им задачу.</text:p>
      <text:p text:style-name="P6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1"><text:span text:style-name="T3">– </text:span>Это тот твой приятель, который разбился с полгода назад? – спросила Эпплджек.</text:p>
      <text:p text:style-name="P61"><text:span text:style-name="T3">– </text:span>Да, это он.</text:p>
      <text:p text:style-name="P61"><text:span text:style-name="T3">– </text:span>А как мы попадём в его квартиру? Там сейчас кто-то живёт? – Флаттершай прыгала на одной ноге, натягивая кед.</text:p>
      <text:p text:style-name="P6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2"><text:soft-page-break/>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62">Я поднёс брелок пропуска к домофону, но дверь подъезда не открылась. Замигала красная лампочка и зажужжал зуммер.</text:p>
      <text:p text:style-name="P62">Я выругался.</text:p>
      <text:p text:style-name="P62"><text:span text:style-name="T3">– </text:span>Макс, что случилось? У нас проблемы?</text:p>
      <text:p text:style-name="P6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2"><text:span text:style-name="T3">– </text:span>Так что, будем ломать дверь? – Эпплджек критически осмотрелась, подмечая бабулек на лавочке и зевак во внутреннем скверике.</text:p>
      <text:p text:style-name="P62"><text:span text:style-name="T3">– </text:span>Нет нужды. Лучше станьте-ка сзади меня так, чтобы заслонить от этих бабулек и от вооон той камеры наблюдения.</text:p>
      <text:list xml:id="list2236731118053086433" text:style-name="L6">
        <text:list-header>
          <text:p text:style-name="P9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4">Раздался лёгкий «кряк» и дверь подалась.</text:p>
      <text:p text:style-name="P79"><text:span text:style-name="T3">– </text:span>Девушки, заходим.</text:p>
      <text:p text:style-name="P4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4">Прихожая встретила нас толстым слоем пыли. Мы тихонько прошли внутрь и я закрыл дверь изнутри.</text:p>
      <text:p text:style-name="P48"><text:span text:style-name="T1">Компьютер</text:span> стоял там же, где и обычно <text:span text:style-name="T1">— в личном кабинете Влада на столе у окна.</text:span></text:p>
      <text:p text:style-name="P79"><text:span text:style-name="T3">– </text:span>Макс, тут окно разбито! И верёвка какая-то висит. – крикнула Флаттершай из кухни.</text:p>
      <text:p text:style-name="P79"><text:span text:style-name="T3">– </text:span>Оставь, Флатти, не сейчас! – отмахнулся я.</text:p>
      <text:p text:style-name="P85"><text:soft-page-break/>Лампочка питания на ноутбуке горела, <text:s/>но подключенный монитор оставался тёмным. Я постучал по пробелу, но безрезультатно.</text:p>
      <text:p text:style-name="P79"><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9"><text:span text:style-name="T3">– </text:span>Монитор выключен. – <text:s/>раздалось из угла. Кресло с высокой спинкой повернулось, открыв нашим взорам Дискорда. </text:p>
      <text:p text:style-name="P7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9">Он приподнял панамку, дурашливо здороваясь.</text:p>
      <text:p text:style-name="P79"><text:span text:style-name="T3">– </text:span>Оп-па! – пробормотала Эпплджек. – Нежданчик!</text:p>
      <text:p text:style-name="P79"><text:span text:style-name="T3">– </text:span>Ты, я вижу, времени не терял, – моя рука под прикрытием стола медленно тянулась к тяжёлой фарфоровой кружке, стоящей на краю.</text:p>
      <text:p text:style-name="P64"><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4"><text:span text:style-name="T3">– </text:span>А почему ты вообще решил искать нас тут? – спросила Эпплджек. – Приехал бы домой. Мы б тебя чаем напоили.</text:p>
      <text:p text:style-name="P64"><text:span text:style-name="T3">– </text:span>Видишь ли, дорогая Эй-Джей, я с самого начала знал, где находится наша уважаемая принцесса, а времени в обрез, так что...</text:p>
      <text:p text:style-name="P69">В проёме дверей появилась Флаттершай.</text:p>
      <text:p text:style-name="P64"><text:span text:style-name="T3">– </text:span>С кем это вы тут разговариваете?</text:p>
      <text:list xml:id="list8250349380117168683"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9">Оглушённый Дискорд попытался было отъехать на кресле в сторону, но я припёр его стулом к стенке.</text:p>
      <text:p text:style-name="P64">– Жанна, Флатти, хватайте ноут и на выход! Я с ним разберусь! Не теряйте вре...!</text:p>
      <text:p text:style-name="P64">– ТЫ ИДИО...!!!</text:p>
      <text:p text:style-name="P64">Дискорд <text:s/>зорал одновременно со мной, прикрываясь от меня руками, когда раздался оглушительный</text:p>
      <text:p text:style-name="P64">...</text:p>
      <text:p text:style-name="P65">БАХ!!!</text:p>
      <text:p text:style-name="P64">…</text:p>
      <text:p text:style-name="P64">Эпплджек с <text:s/>нервным всхлипом опустила толстенный том «Энтерпрайз-паттернов» , издание девятое, дополненное.</text:p>
      <text:p text:style-name="P79">На лице Дискорда появилось удивлённо-мечтательное выражение и он вырубился.</text:p>
      <text:p text:style-name="P79"/>
      <text:h text:style-name="P100" text:outline-level="2">Селестия</text:h>
      <text:p text:style-name="P79"/>
      <text:p text:style-name="P79">Включенный монитор показал схематическое изображение Селестиии, </text:p>
      <text:p text:style-name="P80">&gt;\<text:span text:style-name="T1">Привет, Селестия. Это Макс. Как себя чувствуешь?</text:span></text:p>
      <text:p text:style-name="P80"><text:soft-page-break/>&lt;\<text:span text:style-name="T1">Макс? МАКС??? МА-А-А-АКС!!! НАКОНЕЦ-ТО! КАК Я РАДА ТЕБЯ СЛЫШАТЬ! </text:span></text:p>
      <text:p text:style-name="P80">&gt;\<text:span text:style-name="T1">Я рад, что нашёл тебя, Тия.</text:span></text:p>
      <text:p text:style-name="P8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0">&gt;\<text:span text:style-name="T1">Тия, я сейчас подключу микрофон и колонки, и мы сможем общаться более удобно.</text:span></text:p>
      <text:p text:style-name="P79">…</text:p>
      <text:p text:style-name="P79">– Привет опять. Как ты меня слышишь?</text:p>
      <text:p text:style-name="P7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0">– <text:span text:style-name="T1">Могу себе представить. Как-то раз я провёл три часа камере сенсорной депривации. Мне не понравилось.</text:span></text:p>
      <text:p text:style-name="P79">– Эммм... Ваше Высочество, вы в порядке? Мы так рады, что наконец-то нашли Вас! – вклинилась в разговор Эпплджек.</text:p>
      <text:p text:style-name="P79">– Кто тут? Макс, кто ещё с тобой?</text:p>
      <text:p text:style-name="P80"><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0">– <text:span text:style-name="T1">Девочки? Я рада вас слышать. А Твайлайт нет рядом?</text:span></text:p>
      <text:p text:style-name="P7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9">При этих словах Дискорд замычал и задёргался. Эпплджек нахмурилась и проверила верёвки, привязывающие его к спинке стула.</text:p>
      <text:p text:style-name="P7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9">– Ноутбук — так называется место, где я нахожусь сейчас? А кто это мычит?</text:p>
      <text:p text:style-name="P7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9">– О, духи предков, но зачем??? Почему у него кляп во рту?</text:p>
      <text:p text:style-name="P79">– Мы связали его. Он нас предал. И тебя. И Эквестрию. Всех.</text:p>
      <text:p text:style-name="P79">При этих словах Эпплджек и Флаттершай непонимающе уставились на меня, а Дискорд протестующе замычал.</text:p>
      <text:p text:style-name="P79">Я начал рассказывать о своих догадках, и непонимающее выражение на лицах девушек сменилось удивлением.</text:p>
      <text:p text:style-name="P7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9">– А зачем тогда ты приложила его книгой? – непонимающе уставился я на неё.</text:p>
      <text:p text:style-name="P79">– Потому что ты напал на него. Я и подумала — тебе виднее. И подсобила.</text:p>
      <text:p text:style-name="P79">Флаттершай отрицающе мотнула головой.</text:p>
      <text:p text:style-name="P79">– Не может Дискорд быть предателем. Он мой друг.</text:p>
      <text:p text:style-name="P79"><text:soft-page-break/>Дискорд благодарственно замычал и закивал головой.</text:p>
      <text:p text:style-name="P7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9">Дискорд завёл глаза на лоб и обречённо завыл.</text:p>
      <text:p text:style-name="P79">– Макс, постой. Дай мне поговорить с ним. – сказала Селестия. – Не могу поверить, что Дискорд на такое пошёл.</text:p>
      <text:p text:style-name="P79">– Ну хорошо. Поговори. Послушаем, что он скажет.</text:p>
      <text:p text:style-name="P79">Я красноречиво покачал кулак перед его носом и вытащил кляп.</text:p>
      <text:p text:style-name="P79">...</text:p>
      <text:p text:style-name="P70">–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70">– Это я-то устраиваю цирк?!! ДА ТЫ НА СЕБЯ ПОСМОТРИ, КЛОУН!!! На людей кидаешься, чашками бросаешься, вон, мне нос разбил! Дерёшься...</text:p>
      <text:p text:style-name="P70">Я угрожающе поднёс тряпку к лицу Дискорда.</text:p>
      <text:p text:style-name="P70">– Ещё одно слово в таком тоне, и ты заткнёшься, а мы уйдём в Эквестрию без тебя!</text:p>
      <text:p text:style-name="P7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0">Дискорд демонстративно закрыл рот и посвистывая уставился в потолок.</text:p>
      <text:p text:style-name="P70">Разговор зашёл в тупик.</text:p>
      <text:p text:style-name="P73"/>
      <text:p text:style-name="P74">На мониторе высветился текст:</text:p>
      <text:p text:style-name="P7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4"/>
      <text:p text:style-name="P74">Из колонок послышался лёгкий шорох.</text:p>
      <text:p text:style-name="P70">– Дик, сейчас не время для ссор. – голос Селестии был мягким, но настойчивым. – Мы в одной лодке.</text:p>
      <text:p text:style-name="P70">– Тебе легко говорить! Тебе не разбивали нос и не оскорбляли угрозами!</text:p>
      <text:p text:style-name="P70">– Ты должен понимать, что у Макса были все основания так себя вести. Твоё поведение вызвало подозрения у него, ведь он мало тебя знает. </text:p>
      <text:p text:style-name="P70">К уговорам Селестии присоединилась Флаттершай.</text:p>
      <text:p text:style-name="P70">– Дискорд, миленький, прости его. Макс хороший. Он просто не знал, что ты тоже хороший...</text:p>
      <text:p text:style-name="P70">У Дискорда покраснели уши и он засмущался и заворчал.</text:p>
      <text:p text:style-name="P7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0">Я пропустил «дятла» мимо ушей.</text:p>
      <text:p text:style-name="P75"><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1">***</text:p>
      <text:p text:style-name="P7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0">Потому разбрасываться такой возможностью не стоит. Если уж тебе повезло оказаться в новом мире — исследуй его сполна!..</text:p>
      <text:p text:style-name="P71">***</text:p>
      <text:p text:style-name="P76">&lt;<text:span text:style-name="T9">сюда можно вставить похождения Дискорда — вторая неопубликованная глава. Первая — секс с Селестией</text:span>&gt;</text:p>
      <text:p text:style-name="P71">***</text:p>
      <text:p text:style-name="P74">– Развяжите мне, наконец, руки! Или хотя бы одну. Плечами жестикулировать неудобно.... </text:p>
      <text:p text:style-name="P74">Я развязал Дискорду левую руку.</text:p>
      <text:p text:style-name="P7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4">Дискорд принялся разминать затёкшее запястье.</text:p>
      <text:p text:style-name="P7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4">– Какое письмо, Корди? – вскинулась до этого зачарованно слушавшая Дискорда Флаттершай.</text:p>
      <text:p text:style-name="P74">– Ну ваше же! Вы с Эпплджек написали мне о своих мытарствах тут. Вежливо так написали, спасибо...</text:p>
      <text:p text:style-name="P74">Флаттершай покрылась пунцовыми пятнами.</text:p>
      <text:p text:style-name="P74">– Я... Мы... – тут она совсем стушевалась.</text:p>
      <text:p text:style-name="P74">– Так а почему ты сказал, что никто не уйдёт в Эквестрию? – наконец перебила Дискорда скучавшая до этого Эпплджек.</text:p>
      <text:p text:style-name="P74">Дискорд уставился на неё долгим взглядом, а потом хлопнул себя по лбу.</text:p>
      <text:p text:style-name="P7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4">– И что? – продолжила его мысль Эпплджек.</text:p>
      <text:p text:style-name="P74">–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74">– И?!! – до меня уже дошло, но Эпплджек продолжала тупить.</text:p>
      <text:p text:style-name="P74">– Короче, времени у нас осталось что-то около пятнадцати минут. Или около того. – заявил Дискорд, поднеся к глазам запястье с массивными часами.</text:p>
      <text:p text:style-name="P74">– СКОЛЬКО??? – воскликнули хором я и девушки.</text:p>
      <text:p text:style-name="P74">Дискорд открыл было рот, но его слова заглушил звонок в дверь.</text:p>
      <text:p text:style-name="P74">– ОТКРОЙТЕ, ПОЛИЦИЯ! Вам даётся полминуты, чтобы открыть дверь. Через тридцать секунд дверь будет выбита!</text:p>
      <text:p text:style-name="P7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4">Блядь!</text:p>
      <text:p text:style-name="P74">– На крышу, живо!!! Через окно на кухне! – зашипел Дискорд, отчаянно дёргая узлы свободной рукой.</text:p>
      <text:p text:style-name="P74">Эпплджек, одной рукой сгребя в охапку ноутбук, второй увлекая Флаттершай, кинулась на кухню.</text:p>
      <text:p text:style-name="P74">– А толку? Куда мы с крыши денемся? – спросил я растерянно. Дискорд только раздражённо зарычал в ответ.</text:p>
      <text:p text:style-name="P70">Дверь содрогнулась от мощного удара. Послышался стук падающей штукатурки. Я сломя голову кинулся на кухню.</text:p>
      <text:p text:style-name="P70">– Развяжи меня, идиот!!! – гаркнул вдогонку Дискорд.</text:p>
      <text:p text:style-name="P7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0">– Давай на крышу! Я догоню! – рявкнул он, освобождая вторую руку.</text:p>
      <text:p text:style-name="P70">От второго удара дверная коробка крякнула и наполовину въехала в коридор. </text:p>
      <text:p text:style-name="P7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0">Верёвка в кухонном окне дёргалась от движений лезущих по ней Флатти и Эпплджек. Я словил её рукой и стал на подоконник.</text:p>
      <text:p text:style-name="P70">Чёрт!</text:p>
      <text:p text:style-name="P7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70">Но нет, триста тысяч чертей, раз девушки смогли – я тоже смогу!</text:p>
      <text:p text:style-name="P7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0">Я успел сократить расстояние до Эпплджек наполовину, когда девушки нашли решение.</text:p>
      <text:p text:style-name="P7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0">Я выдохнул.</text:p>
      <text:p text:style-name="P7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0">Чёрт! Чёрт! Чёрт! Чёрт!</text:p>
      <text:p text:style-name="P70">Бля!!!...</text:p>
      <text:p text:style-name="P70">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70"/>
      <text:h text:style-name="P100" text:outline-level="2">Назад, в Эквестрию</text:h>
      <text:p text:style-name="P70"/>
      <text:p text:style-name="P70">Долго паниковать не пришлось. </text:p>
      <text:p text:style-name="P70">Я почувствовал сильный рывок за шиворот и захват поперёк груди. </text:p>
      <text:p text:style-name="P70"><text:soft-page-break/>– ОТПУСТИ ДЕВЧОНКУ!!! – загрохотало мне в ухо. Я открыл глаза.</text:p>
      <text:p text:style-name="P7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0">Я чуть поднял глаза и уставился в чешуйчатую морду дракона.</text:p>
      <text:p text:style-name="P70">– Отпусти Эпплджек. Я её держу. – повторил Дискорд. – Мне сбалансироваться надо. Вы не такие уж и лёгкие.</text:p>
      <text:p text:style-name="P7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0">Наконец это ему удалось, и дальнейший подъём на крышу происходил в молчании.</text:p>
      <text:p text:style-name="P7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0">Флаттершай оторвала заплаканное лицо от моей ветровки.</text:p>
      <text:p text:style-name="P70">– Да-да, ты прав, Корди. Я готова.</text:p>
      <text:p text:style-name="P70">На длинной шее Дискорда разместились Эпплджек и Флаттершай. Я, для сохранения баланса, разместился позади крыльев.</text:p>
      <text:p text:style-name="P70">Дискорд расправил крылья и начал короткую пробежку к краю.</text:p>
      <text:p text:style-name="P7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0">И мы полетели навстречу закату.</text:p>
      <text:p text:style-name="P7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0">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7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0">– Пристегните ремни! – проревел Дискорд, резко ускоряясь. – Будет весело!!!</text:p>
      <text:p text:style-name="P7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0">– ЙУУУУУУУХХХУУУУУ!!! – заорал Дискорд, сложил крылья и врезался в шар.</text:p>
      <text:p text:style-name="P75">&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8" text:outline-level="1">Беседа за столиком в ночи</text:h>
      <text:p text:style-name="P51">Из-за заинтересованности Эквуса в Максе, тому не приходится прилагать усилий для 34 — на что <text:soft-page-break/>ему указывает Анакорн</text:p>
      <text:p text:style-name="P5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8"><text:span text:style-name="T1">– </text:span>Анакорн. <text:span text:style-name="T1">– о</text:span>трекомендовался он. <text:span text:style-name="T3">– </text:span><text:span text:style-name="T1">Демиург.</text:span></text:p>
      <text:p text:style-name="P48"><text:span text:style-name="T1">– </text:span>П-привет. Макс. <text:span text:style-name="T1">– в</text:span> смятении представился я.</text:p>
      <text:p text:style-name="P4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8"><text:span text:style-name="T1">Юноша</text:span> закинул ногу за ногу и пытливо смотрел на меня, играя карандашём .</text:p>
      <text:p text:style-name="P48">Я совсем запутался.</text:p>
      <text:p text:style-name="P48"><text:span text:style-name="T1">– </text:span>Какая проблема? Какое решение? Кто ты <text:span text:style-name="T1">вообще</text:span>?</text:p>
      <text:p text:style-name="P48"><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5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4">– Стоп, не торопись. – у меня голова пошла кругом от информации. – Я ничего не понял. Какие-такие проблемы? Какие варианты? Зачем его поддерживать?</text:p>
      <text:p text:style-name="P54">Анакорн недовольно поморщился, но продолжил.</text:p>
      <text:p text:style-name="P5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4">На голограмме появилась солнечная система Эквуса. Почему-то в центре системы был сам Эквус. Вокруг него вращались солнце и луна.</text:p>
      <text:p text:style-name="P54">Анакорн плюхнулся обратно в кресло и схватился за голову. Потом, немного успокоившись, продолжил.</text:p>
      <text:p text:style-name="P5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4">Анакорн отпил из стакана и продолжил.</text:p>
      <text:p text:style-name="P54"><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4">Анакорн постучал по столику указкой. Солнечная система увеличилась, оставив в поле зрения только шар Эквуса.</text:p>
      <text:p text:style-name="P5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56">Ко мне наконец-то пришло понимание ситуации.</text:p>
      <text:p text:style-name="P5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4">Анакорн смутился.</text:p>
      <text:p text:style-name="P5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4">(<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4"><text:span text:style-name="T6">– Сам ты раздолбай! – произнёс, наконец, Свирл</text:span>)</text:p>
      <text:p text:style-name="P54">… И создали вы его достаточно топорно — видишь, он трещит по швам.</text:p>
      <text:p text:style-name="P54">– Хмм. То есть, это брони создали Эквус?</text:p>
      <text:p text:style-name="P54"><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4">Я вспомнил события последнего года <text:span text:style-name="T3">&lt;</text:span>упомянуть в эпизоде на Терре, что МЛП-сериал закрылся год назад<text:span text:style-name="T3">&gt;</text:span></text:p>
      <text:p text:style-name="P5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4">Анакорн с такой силой сжал карандаш, что он хрустнул.</text:p>
      <text:p text:style-name="P5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1">– </text:p>
      <text:p text:style-name="P5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6">– Верни Рэйнбоу!!!</text:p>
      <text:p text:style-name="P56">Обломки карандаша выпали из кулака Анакорна на столик.</text:p>
      <text:p text:style-name="P56">– Э-э-э… м-м-м… ну-у-у... Нельзя сказать, что это совсем невыполнимо… Но, прямо скажу, задачка не для студента!</text:p>
      <text:p text:style-name="P56">– А ты студент?</text:p>
      <text:p text:style-name="P5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6"><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6">– Нет. Плата остаётся неизменной. Тут мы квиты. У меня тоже мало шансов помочь тебе — я не имею ни малейшего понятия, как это сделать.</text:p>
      <text:p text:style-name="P56">Ставшие почти прозрачными стены комнаты снова обрели материальность. Анакорн пожал плечами и протянул мне руку через столик.</text:p>
      <text:p text:style-name="P5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6">Я задумался.</text:p>
      <text:p text:style-name="P5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6">Анакорн почесал в затылке.</text:p>
      <text:p text:style-name="P56">– А кьютимарки? Как, <text:span text:style-name="T3">&lt;</text:span><text:span text:style-name="T11">чёрт</text:span><text:span text:style-name="T3">&gt;</text:span> меня побери, объяснить кьютимарки?</text:p>
      <text:p text:style-name="P56">– А кьютимарки ты сам даришь пони, когда распознаёшь их жизненное предназначение.</text:p>
      <text:p text:style-name="P5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6">Я пожал плечами.</text:p>
      <text:p text:style-name="P56">– А по-другому я не могу объяснить их появление. К сожалению.</text:p>
      <text:p text:style-name="P8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1">– Хорошо. Уболтал. Кьютимарки беру на себя. Так и знал, что мне самое трудное достанется!</text:p>
      <text:p text:style-name="P8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1">Анакорн проследил мой взгляд.</text:p>
      <text:p text:style-name="P81">– Нечего так смотреть. Если я стану применять магию вместо ловкости, теряется весь смысл <text:soft-page-break/>упражнения... О, глянь-ка на Эквус!</text:p>
      <text:p text:style-name="P81">И впрямь, было на что посмотреть. Уровень помех на модели Эквуса значительно снизился и сама она стала светиться ровным голубоватым светом.</text:p>
      <text:p text:style-name="P8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1"/>
      <text:p text:style-name="P83">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4"/>
      <text:p text:style-name="P8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3"/>
      <text:p text:style-name="P81">Я опять задумался. В голове было пусто. Хотя, если подумать с точки зрения программиста, можно... Наверное можно, раз все предыдущее прокатило...</text:p>
      <text:p text:style-name="P82">–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2">– Не понял? Это как? Как ты совместишь разрушенную магическими войнами Эквестрию с романтически-сексуальным раем для попаданцев?</text:p>
      <text:p text:style-name="P82"><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2">Анакорн долго мусолил карандаш, а потом вдруг заржал.</text:p>
      <text:p text:style-name="P82"><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2"><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82">Анакорн примирительно похлопал меня по плечу.</text:p>
      <text:p text:style-name="P82"><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2"><text:soft-page-break/>Я подозрительно посмотрел на Анакорна.</text:p>
      <text:p text:style-name="P82"><text:span text:style-name="T3">– </text:span>Какой ещё, нафиг, «мой фанфик»? Я никакого фанфика не писал. И не собираюсь, вообще-то.</text:p>
      <text:p text:style-name="P82">Анакорн ехидно ухмыльнулся и откинулся в кресле, переплетя пальцы за затылком.</text:p>
      <text:p text:style-name="P82"><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1"><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1"><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1"><text:span text:style-name="T3">– </text:span>Факн щит<text:note text:id="ftn9" text:note-class="footnote"><text:note-citation>9</text:note-citation><text:note-body><text:p text:style-name="P7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1">Анакорн развёл руками.</text:p>
      <text:p text:style-name="P81"><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1">Анакорн, глядя на мои терзания, понимающе кивнул и продолжил.</text:p>
      <text:p text:style-name="P5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4">– Гм! Я бы попросил тебя не касаться моих отношений с Рэйнбоу!</text:p>
      <text:p text:style-name="P5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4">У меня сердце буквально ухнуло куда-то вниз, в область желудка.</text:p>
      <text:p text:style-name="P5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54">–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4">– Та ладно, не утешай. Я не маленький ребёнок. Долг платежом красен. Сделаю то, что ты хочешь. Как сумею.</text:p>
      <text:p text:style-name="P5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4">Анакорн наблюдал за мной без улыбки. По его нейтральному выражению лица невозможно было догадаться, о чём он думает.</text:p>
      <text:p text:style-name="P54">– Ну вот и отлично. Рад, что мы наконец-то пришли к сделке.</text:p>
      <text:p text:style-name="P5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7">– Пора закругляться. Ты начинаешь сгорать. Надо утрясти последние детали, пока ещё есть пару минут.</text:p>
      <text:p text:style-name="P54">– Валяй. Я тебя внимательно слушаю.</text:p>
      <text:p text:style-name="P5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54">– А я разве сплю?</text:p>
      <text:p text:style-name="P54">– Сейчас — нет. Но как только мы закроем сделку — проснёшься. Потому что нет иного способа вернуть тебя в реальный мир.</text:p>
      <text:p text:style-name="P54">– Эээ, постой. А как я в Эквестрию и обратно возвращался?</text:p>
      <text:p text:style-name="P5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4">Так вот, возвращать тебя обратно в твой мир я не буду. </text:p>
      <text:p text:style-name="P5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5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4"><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4">– Ты ещё увидишь пару снов на прощание. Удачи!</text:p>
      <text:p text:style-name="P54"/>
      <text:p text:style-name="P55">***</text:p>
      <text:p text:style-name="P54">–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54">– Пожалста. – ответил я безучастно. – Всегда рад. Только Вам не нужно было ТАК распинаться, чтобы заручиться моей помощью.</text:p>
      <text:p text:style-name="P54">Селестия на мгновение смутилась, но продолжила.</text:p>
      <text:p text:style-name="P5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Селестия кивнула, соглашаясь, и образ её начал меркнуть.</text:p>
      <text:p text:style-name="P75">– <text:span text:style-name="T1">Окей. Будь счастлив и... спасибо тебе за всё, Макс.</text:span></text:p>
      <text:p text:style-name="P70">…</text:p>
      <text:p text:style-name="P7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0">Он нахлобучил на себя невесть откуда взявшуюся двууголку.</text:p>
      <text:p text:style-name="P70">– Как вам это нравится, господа?! Дискорд — спаситель Эквестрии! Разрешите откланяться!..</text:p>
      <text:p text:style-name="P70"/>
      <text:list xml:id="list5492606150631834741" text:style-name="L8">
        <text:list-header>
          <text:p text:style-name="P96">(<text:span text:style-name="T13">Луна — как повелительница снов, слышала разговор Макса с Анакорном</text:span>)</text:p>
          <text:p text:style-name="P97"/>
        </text:list-header>
      </text:list>
      <text:p text:style-name="P71">***</text:p>
      <text:p text:style-name="P48"><text:span text:style-name="T1">–</text:span> Ты?..</text:p>
      <text:p text:style-name="P48"><text:span text:style-name="T1">–</text:span> Ты??!</text:p>
      <text:p text:style-name="P48"><text:span text:style-name="T1">–</text:span> Ты мне снишься??</text:p>
      <text:p text:style-name="P48"><text:span text:style-name="T1">–</text:span> Это ты мне снишься!!</text:p>
      <text:p text:style-name="P48"><text:span text:style-name="T1">–</text:span> Неважно… Пусть мы друг-другу снимся… Ты как, Дэш?</text:p>
      <text:p text:style-name="P48"><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8"><text:span text:style-name="T1">–</text:span> И я в порядке. Вот, возвращаюсь в свой мир. Ну, не совсем в свой. Почти в свой.</text:p>
      <text:p text:style-name="P48"><text:span text:style-name="T1">–</text:span> Навсегда?</text:p>
      <text:p text:style-name="P48"><text:span text:style-name="T1">–</text:span> Скорее всего, да.</text:p>
      <text:p text:style-name="P48"><text:span text:style-name="T1">–</text:span> Это плохо. Я хотела тебе сказать…</text:p>
      <text:p text:style-name="P48"><text:span text:style-name="T1">–</text:span> Не надо, Дэш. Не стоит терзать себя. Мне тоже очень хотелось остаться. Но так надо. Мне очень жаль…</text:p>
      <text:p text:style-name="P4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8"><text:span text:style-name="T1">–</text:span> И тебя, и Твайлайт, и Рэрити, и Селестию, и всех-всех-всех… Таковы правила.</text:p>
      <text:p text:style-name="P48"><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8">Я опустил руку на шею Дэш и ощутил теплоту и лёгкое покалывание в пустоте.</text:p>
      <text:p text:style-name="P48"><text:span text:style-name="T3">–</text:span> Мне кажется, Дэш, <text:span text:style-name="T1">м</text:span>ы найдём способ связаться. Рано или поздно.</text:p>
      <text:p text:style-name="P48"><text:span text:style-name="T1">–</text:span> И лучше рано, чем поздно! Я не люблю ждать!</text:p>
      <text:p text:style-name="P48"><text:span text:style-name="T1">–</text:span> Да, Дэш. <text:span text:style-name="T1">–</text:span> Её образ начал таять. <text:span text:style-name="T1">–</text:span> Да, я помню. Я всё ещё помню…</text:p>
      <text:p text:style-name="P48"/>
      <text:h text:style-name="P100" text:outline-level="2">Земля</text:h>
      <text:p text:style-name="P52">Музыкальная тема из бегущего по лезвию бритвы — <text:span text:style-name="T3">Mission impossible</text:span></text:p>
      <text:p text:style-name="P53">&lt;Ужас возвращения из тёплого волшебного мира друзей в холодную скучную реальность.&gt;</text:p>
      <text:p text:style-name="P4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6"><text:span text:style-name="T1">Я нашарил ногами тапки и пошёл в ванную. Проходя мимо стола, зацепился взглядом за</text:span> эскиз <text:span text:style-name="T1">рисунка</text:span>.</text:p>
      <text:p text:style-name="P4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4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7">Доставая из стола ключи от машины, опять наткнулся взглядом на эскиз.</text:p>
      <text:p text:style-name="P4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7">Назову-ка я фантазию «Последний фанфик».</text:p>
      <text:p text:style-name="P47"/>
      <text:p text:style-name="P47"/>
      <text:p text:style-name="P47"/>
      <text:p text:style-name="P48"/>
      <text:p text:style-name="P48"/>
      <text:p text:style-name="P48"/>
      <text:p text:style-name="P48"/>
      <text:p text:style-name="P48"/>
      <text:p text:style-name="P48"/>
      <text:p text:style-name="P48"/>
      <text:p text:style-name="P5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8"/>
      <text:p text:style-name="P4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8"><text:soft-page-break/></text:p>
      <text:p text:style-name="P48"/>
      <text:p text:style-name="P48"/>
      <text:p text:style-name="P48"/>
      <text:p text:style-name="P11"/>
      <text:p text:style-name="P4"><text:span text:style-name="T1">–</text:span> Запрыгивай <text:span text:style-name="T1">–</text:span> разгневанно фыркнула она и ткнулась в меня боком.</text:p>
      <text:p text:style-name="P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text:span text:style-name="T3">–</text:span> Держись! <text:span text:style-name="T3">–</text:span> <text:span text:style-name="T1">н</text:span>е успев процедить это сквозь сжатые зубы, Селестия пустилась вскачь.</text:p>
      <text:p text:style-name="P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Выход был уже совсем рядом, когда нас встретила Луна.</text:p>
      <text:p text:style-name="P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20T11:46:53.103969307</dc:date>
    <meta:editing-duration>P36DT1H14M48S</meta:editing-duration>
    <meta:editing-cycles>919</meta:editing-cycles>
    <meta:generator>LibreOffice/5.0.2.2$Linux_X86_64 LibreOffice_project/00m0$Build-2</meta:generator>
    <meta:document-statistic meta:table-count="0" meta:image-count="0" meta:object-count="0" meta:page-count="106" meta:paragraph-count="2098" meta:word-count="45472" meta:character-count="302940" meta:non-whitespace-character-count="257353"/>
  </office:meta>
</office:document-meta>
</file>